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2" draw:id="id2" draw:layer="layout" svg:width="3.133cm" svg:height="0.47cm" svg:x="1.169cm" svg:y="1.553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328cm" svg:y="4.531cm"/>
          <draw:glue-point draw:id="5" svg:x="0.992cm" svg:y="4.531cm"/>
        </draw:frame>
        <draw:frame draw:style-name="gr2" draw:text-style-name="P2" xml:id="id1" draw:id="id1" draw:layer="layout" svg:width="3.643cm" svg:height="0.802cm" svg:x="4.854cm" svg:y="1.421cm">
          <draw:text-box>
            <text:p text:style-name="P1"><text:span text:style-name="T1"><text:s/></text:span><text:span text:style-name="T1">ایک کی جگہ صفر لکھیں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connector draw:style-name="gr3" draw:text-style-name="P3" draw:layer="layout" draw:type="curve" svg:x1="7.555cm" svg:y1="1.544cm" svg:x2="2.452cm" svg:y2="1.485cm" draw:start-shape="id1" draw:start-glue-point="4" svg:d="m7555 1544c0-934-5103-905-5103-59">
          <text:p/>
        </draw:connector>
        <draw:connector draw:style-name="gr3" draw:text-style-name="P3" draw:layer="layout" draw:type="curve" draw:line-skew="-0.319cm" svg:x1="6.274cm" svg:y1="2.013cm" svg:x2="4.09cm" svg:y2="2cm" draw:start-shape="id1" draw:start-glue-point="6" draw:end-shape="id2" draw:end-glue-point="4" svg:d="m6274 2013c0 586-2184 593-2184-13">
          <text:p/>
        </draw:connector>
        <draw:connector draw:style-name="gr3" draw:text-style-name="P3" draw:layer="layout" draw:type="curve" draw:line-skew="-0.138cm" svg:x1="7.555cm" svg:y1="1.544cm" svg:x2="1.394cm" svg:y2="1.485cm" draw:start-shape="id1" draw:start-glue-point="4" svg:d="m7555 1544c0-1141-6161-1112-6161-59">
          <text:p/>
        </draw:connector>
        <draw:connector draw:style-name="gr3" draw:text-style-name="P3" draw:layer="layout" draw:type="curve" svg:x1="6.274cm" svg:y1="2.013cm" svg:x2="3.045cm" svg:y2="2cm" draw:start-shape="id1" draw:start-glue-point="6" draw:end-shape="id2" draw:end-glue-point="5" svg:d="m6274 2013c0 1065-3229 1071-3229-13">
          <text:p/>
        </draw:connector>
        <draw:frame draw:style-name="gr2" draw:text-style-name="P2" draw:layer="layout" svg:width="3.262cm" svg:height="0.802cm" svg:x="5.204cm" svg:y="2.492cm">
          <draw:text-box>
            <text:p text:style-name="P1"><text:span text:style-name="T1"><text:s/></text:span><text:span text:style-name="T1">اور صفر کی جگہ ایک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04T09:25:52</dc:date>
    <dc:creator>khalid khan</dc:creator>
    <meta:editing-duration>PT4H44M57S</meta:editing-duration>
    <meta:editing-cycles>20</meta:editing-cycles>
    <meta:generator>LibreOffice/3.4$Linux LibreOffice_project/340m1$Build-402</meta:generator>
    <meta:document-statistic meta:object-count="7"/>
  </office:meta>
</office:document-meta>
</file>

<file path=Object 1/content.xml><?xml version="1.0" encoding="utf-8"?>
<math xmlns="http://www.w3.org/1998/Math/MathML">
  <semantics>
    <mrow>
      <mrow>
        <mover accent="true">
          <mrow>
            <mn>1</mn>
            <mphantom>
              <mstyle>
                <mrow>
                  <mrow>
                    <mn>0</mn>
                  </mrow>
                </mrow>
              </mstyle>
            </mphantom>
            <mn>0</mn>
            <mphantom>
              <mstyle>
                <mrow>
                  <mrow>
                    <mn>0</mn>
                  </mrow>
                </mrow>
              </mstyle>
            </mphantom>
            <mn>1</mn>
          </mrow>
          <mo>¯</mo>
        </mover>
        <mo stretchy="false">=</mo>
        <mn>0</mn>
      </mrow>
      <mphantom>
        <mstyle>
          <mrow>
            <mrow>
              <mn>0</mn>
            </mrow>
          </mrow>
        </mstyle>
      </mphantom>
      <mn>1</mn>
      <mphantom>
        <mstyle>
          <mrow>
            <mrow>
              <mn>0</mn>
            </mrow>
          </mrow>
        </mstyle>
      </mphantom>
      <mn>0</mn>
    </mrow>
    <annotation encoding="StarMath 5.0">overline{1 phantom{0}0 phantom{0}1} =0 phantom {0}1 phantom {0}0</annotation>
  </semantics>
</math>
</file>